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3134in"/>
    </style:style>
    <style:style style:name="co2" style:family="table-column">
      <style:table-column-properties fo:break-before="auto" style:column-width="4.9882in"/>
    </style:style>
    <style:style style:name="co3" style:family="table-column">
      <style:table-column-properties fo:break-before="auto" style:column-width="1.6925in"/>
    </style:style>
    <style:style style:name="co4" style:family="table-column">
      <style:table-column-properties fo:break-before="auto" style:column-width="1.5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 Complete Tree Nodes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E2]/[.D2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d Largest Value in Tree Row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3]/[.D3]" office:value-type="float" office:value="3.33333333333333" calcext:value-type="float">
            <text:p>3.333333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ary Tree Maximum N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4]/[.D4]" office:value-type="float" office:value="1.25" calcext:value-type="float">
            <text:p>1.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iagonal Traverse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3" table:formula="of:=[.E5]/[.D5]" office:value-type="float" office:value="0" calcext:value-type="float">
            <text:p>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Find Bottom Left Tree Valu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6]/[.D6]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valued Binary Tree</text:p>
          </table:table-cell>
          <table:table-cell office:value-type="string" calcext:value-type="string">
            <text:p>https://leetcode.com/problems/univalued-binary-tree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7]/[.D7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-ary Tree Preorder Traversal</text:p>
          </table:table-cell>
          <table:table-cell office:value-type="string" calcext:value-type="string">
            <text:p>https://leetcode.com/problems/n-ary-tree-preorder-traversal/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8]/[.D8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-ary Tree Postorder Traversal</text:p>
          </table:table-cell>
          <table:table-cell office:value-type="string" calcext:value-type="string">
            <text:p>https://leetcode.com/problems/n-ary-tree-postorder-traversal/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9]/[.D9]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imum Depth of N-ary Tree</text:p>
          </table:table-cell>
          <table:table-cell office:value-type="string" calcext:value-type="string">
            <text:p>https://leetcode.com/problems/maximum-depth-of-n-ary-tree/submissions/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E10]/[.D10]" office:value-type="float" office:value="2" calcext:value-type="float">
            <text:p>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5:39:32.490209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14T15:05:41.741087245</meta:creation-date>
    <dc:date>2020-10-28T16:12:10.584933722</dc:date>
    <meta:editing-duration>PT9H40M52S</meta:editing-duration>
    <meta:editing-cycles>12</meta:editing-cycles>
    <meta:generator>LibreOffice/7.0.2.2$Linux_X86_64 LibreOffice_project/00$Build-2</meta:generator>
    <meta:document-statistic meta:table-count="1" meta:cell-count="55" meta:object-count="0"/>
  </office:meta>
</office:document-meta>
</file>